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6b6b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2.7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2.8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3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3.581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color="#7e0021" fo:font-size="16pt" style:font-size-asian="16pt" style:font-size-complex="16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7e0021"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927cm" svg:height="2.532cm" svg:x="7.388cm" svg:y="3.468cm">
          <text:p text:style-name="P1"><text:span text:style-name="T1">pro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355cm" svg:height="3.221cm" svg:x="6.932cm" svg:y="7.463cm">
          <text:p text:style-name="P2"><text:span text:style-name="T2">Compute shortest pa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823cm" svg:height="2.867cm" svg:x="11.782cm" svg:y="11.414cm">
          <text:p text:style-name="P1"><text:span text:style-name="T1">Follow pa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85cm" svg:height="2.466cm" svg:x="4.119cm" svg:y="11.668cm">
          <text:p text:style-name="P1"><text:span text:style-name="T1">Pick E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0.65cm" svg:y1="10.213cm" svg:x2="12.341cm" svg:y2="11.833cm" draw:start-shape="id1" draw:start-glue-point="9" draw:end-shape="id2" draw:end-glue-point="5" svg:d="m10650 10213 1691 1620" svg:viewBox="0 0 1692 1621">
          <text:p/>
        </draw:connector>
        <draw:connector draw:style-name="gr3" draw:text-style-name="P3" draw:layer="layout" draw:type="line" svg:x1="11.782cm" svg:y1="12.848cm" svg:x2="6.969cm" svg:y2="12.901cm" draw:start-shape="id2" draw:start-glue-point="6" draw:end-shape="id3" draw:end-glue-point="10" svg:d="m11782 12848-4813 53" svg:viewBox="0 0 4814 54">
          <text:p/>
        </draw:connector>
        <draw:connector draw:style-name="gr3" draw:text-style-name="P3" draw:layer="layout" draw:type="curve" svg:x1="15.605cm" svg:y1="12.848cm" svg:x2="10.315cm" svg:y2="4.734cm" draw:start-shape="id2" draw:start-glue-point="10" draw:end-shape="id4" draw:end-glue-point="10" svg:d="m15605 12848c750 0 3395-8114-5290-8114" svg:viewBox="0 0 6259 8115">
          <text:p/>
        </draw:connector>
        <draw:frame draw:style-name="gr4" draw:text-style-name="P4" draw:layer="layout" svg:width="3.683cm" svg:height="1.562cm" svg:x="13.065cm" svg:y="8.074cm">
          <draw:text-box>
            <text:p text:style-name="P4"><text:span text:style-name="T3">Obstacle hit</text:span></text:p>
          </draw:text-box>
        </draw:frame>
        <draw:connector draw:style-name="gr3" draw:text-style-name="P3" draw:layer="layout" draw:type="curve" svg:x1="4.536cm" svg:y1="12.029cm" svg:x2="7.388cm" svg:y2="4.734cm" draw:start-shape="id3" draw:start-glue-point="5" draw:end-shape="id4" draw:end-glue-point="6" svg:d="m4536 12029c0-4864 950-7295 2852-7295" svg:viewBox="0 0 2853 7296">
          <text:p/>
        </draw:connector>
        <draw:frame draw:style-name="gr5" draw:text-style-name="P5" draw:layer="layout" svg:width="3.437cm" svg:height="1.473cm" svg:x="11.152cm" svg:y="9.814cm">
          <draw:text-box>
            <text:p text:style-name="P5"><text:span text:style-name="T4">Min path found</text:span></text:p>
          </draw:text-box>
        </draw:frame>
        <draw:connector draw:style-name="gr3" draw:text-style-name="P3" draw:layer="layout" draw:type="curve" svg:x1="9.887cm" svg:y1="5.63cm" svg:x2="11.287cm" svg:y2="9.074cm" draw:start-shape="id4" draw:start-glue-point="9" draw:end-shape="id1" draw:end-glue-point="10" svg:d="m9887 5630c0 1653 950 1377 1488 1825s662 1619-88 1619" svg:viewBox="0 0 1928 3445">
          <text:p/>
        </draw:connector>
        <draw:connector draw:style-name="gr3" draw:text-style-name="P3" draw:layer="layout" draw:type="curve" svg:x1="6.932cm" svg:y1="9.074cm" svg:x2="7.816cm" svg:y2="5.63cm" draw:start-shape="id1" draw:start-glue-point="6" draw:end-shape="id4" draw:end-glue-point="7" svg:d="m6932 9074c-751 0-626-1171-218-1619s1102-172 1102-1825" svg:viewBox="0 0 1429 3445">
          <text:p/>
        </draw:connector>
        <draw:frame draw:style-name="gr6" draw:text-style-name="P5" draw:layer="layout" svg:width="4.142cm" svg:height="1.473cm" svg:x="5.564cm" svg:y="6.74cm">
          <draw:text-box>
            <text:p text:style-name="P5">No min path found</text:p>
          </draw:text-box>
        </draw:frame>
        <draw:frame draw:style-name="gr7" draw:text-style-name="P5" draw:layer="layout" svg:width="4.147cm" svg:height="1.473cm" svg:x="7.47cm" svg:y="12.989cm">
          <draw:text-box>
            <text:p text:style-name="P5"><text:span text:style-name="T4">Reach end of path</text:span></text:p>
          </draw:text-box>
        </draw:frame>
        <draw:custom-shape draw:style-name="gr8" draw:text-style-name="P3" xml:id="id5" draw:id="id5" draw:layer="layout" svg:width="0.73cm" svg:height="0.632cm" svg:x="8.512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8.877cm" svg:y1="2.841cm" svg:x2="8.852cm" svg:y2="3.468cm" draw:start-shape="id5" draw:start-glue-point="8" draw:end-shape="id4" draw:end-glue-point="4" svg:d="m8877 2841-25 627" svg:viewBox="0 0 26 6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6T16:49:23.92</meta:creation-date>
    <dc:date>2012-12-06T17:50:00.17</dc:date>
    <meta:editing-duration>PT59M30S</meta:editing-duration>
    <meta:editing-cycles>18</meta:editing-cycles>
    <meta:generator>LibreOffice/3.6$Windows_x86 LibreOffice_project/58f22d5-270d05a-e2abed1-ea17a85-9b5702</meta:generator>
    <meta:document-statistic meta:object-count="16"/>
  </office:meta>
</office:document-meta>
</file>